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3">00/00/0000</text:date>, <text:time style:data-style-name="N2" text:time-value="22:10:38.157618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3T22:11:23.345205703</dc:date>
    <meta:editing-duration>PT31M39S</meta:editing-duration>
    <meta:editing-cycles>18</meta:editing-cycles>
    <meta:generator>LibreOffice/5.3.3.2$MacOSX_X86_64 LibreOffice_project/3d9a8b4b4e538a85e0782bd6c2d430bafe583448</meta:generator>
    <meta:document-statistic meta:table-count="2" meta:cell-count="14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2:Overledenen__geslacht_en_leeftijd__per_week_CSV.AA54 Overledenen__geslacht_en_leeftijd__per_week_CSV.B1:Overledenen__geslacht_en_leeftijd__per_week_CSV.AA1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4">
                <text:p>3104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